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2" style:family="paragraph" style:parent-style-name="Standard">
      <style:text-properties fo:background-color="#1f1f1f"/>
    </style:style>
    <style:style style:name="P3" style:family="paragraph" style:parent-style-name="Standard">
      <style:text-properties officeooo:rsid="001c387e" officeooo:paragraph-rsid="001c387e" fo:background-color="#1f1f1f"/>
    </style:style>
    <style:style style:name="P4" style:family="paragraph" style:parent-style-name="Standard">
      <style:paragraph-properties fo:margin-top="0cm" fo:margin-bottom="0.499cm" style:contextual-spacing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6" style:family="paragraph" style:parent-style-name="Standard">
      <style:text-properties officeooo:rsid="001c387e" officeooo:paragraph-rsid="001c387e"/>
    </style:style>
    <style:style style:name="T1" style:family="text">
      <style:text-properties fo:color="#c586c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cccccc" loext:opacity="100%"/>
    </style:style>
    <style:style style:name="T5" style:family="text">
      <style:text-properties fo:color="#4ec9b0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include</text:span><text:span text:style-name="T2"> </text:span><text:span text:style-name="T3">&lt;iostream&gt;</text:span></text:p>
      <text:p text:style-name="Standard"/>
      <text:p text:style-name="P1"><text:span text:style-name="T1">using</text:span><text:span text:style-name="T4"> </text:span><text:span text:style-name="T2">namespace</text:span><text:span text:style-name="T4"> </text:span><text:span text:style-name="T5">std</text:span><text:span text:style-name="T4">;</text:span></text:p>
      <text:p text:style-name="P4"/>
      <text:p text:style-name="P1"><text:span text:style-name="T2">void</text:span><text:span text:style-name="T4"> </text:span><text:span text:style-name="T6">swap</text:span><text:span text:style-name="T4">(</text:span><text:span text:style-name="T2">int&amp;</text:span><text:span text:style-name="T4"> </text:span><text:span text:style-name="T7">a</text:span><text:span text:style-name="T4">, </text:span><text:span text:style-name="T2">int&amp;</text:span><text:span text:style-name="T4"> </text:span><text:span text:style-name="T7">b</text:span><text:span text:style-name="T4">) {</text:span></text:p>
      <text:p text:style-name="P1"><text:span text:style-name="T2">int</text:span><text:span text:style-name="T4"> </text:span><text:span text:style-name="T7">temp</text:span><text:span text:style-name="T4"> </text:span><text:span text:style-name="T8">=</text:span><text:span text:style-name="T4"> </text:span><text:span text:style-name="T7">a</text:span><text:span text:style-name="T4">;</text:span></text:p>
      <text:p text:style-name="P1"><text:span text:style-name="T7">a</text:span><text:span text:style-name="T4"> </text:span><text:span text:style-name="T8">=</text:span><text:span text:style-name="T4"> </text:span><text:span text:style-name="T7">b</text:span><text:span text:style-name="T4">;</text:span></text:p>
      <text:p text:style-name="P1"><text:span text:style-name="T7">b</text:span><text:span text:style-name="T4"> </text:span><text:span text:style-name="T8">=</text:span><text:span text:style-name="T4"> </text:span><text:span text:style-name="T7">temp</text:span><text:span text:style-name="T4">;</text:span></text:p>
      <text:p text:style-name="P5">}</text:p>
      <text:p text:style-name="Standard"/>
      <text:p text:style-name="P1"><text:span text:style-name="T2">void</text:span><text:span text:style-name="T4"> </text:span><text:span text:style-name="T6">relativeArray</text:span><text:span text:style-name="T4">(</text:span><text:span text:style-name="T2">int</text:span><text:span text:style-name="T4"> </text:span><text:span text:style-name="T7">arr1</text:span><text:span text:style-name="T4">[], </text:span><text:span text:style-name="T2">int</text:span><text:span text:style-name="T4"> </text:span><text:span text:style-name="T7">arr2</text:span><text:span text:style-name="T4">[], </text:span><text:span text:style-name="T2">int</text:span><text:span text:style-name="T4"> </text:span><text:span text:style-name="T7">m</text:span><text:span text:style-name="T4">, </text:span><text:span text:style-name="T2">int</text:span><text:span text:style-name="T4"> </text:span><text:span text:style-name="T7">n</text:span><text:span text:style-name="T4">) {</text:span></text:p>
      <text:p text:style-name="P1"><text:span text:style-name="T2">int</text:span><text:span text:style-name="T4"> </text:span><text:span text:style-name="T7">count</text:span><text:span text:style-name="T4">[</text:span><text:span text:style-name="T9">1001</text:span><text:span text:style-name="T4">] </text:span><text:span text:style-name="T8">=</text:span><text:span text:style-name="T4"> {</text:span><text:span text:style-name="T9">0</text:span><text:span text:style-name="T4">};</text:span></text:p>
      <text:p text:style-name="P1"><text:span text:style-name="T1">for</text:span><text:span text:style-name="T4"> (</text:span><text:span text:style-name="T2">int</text:span><text:span text:style-name="T4"> </text:span><text:span text:style-name="T7">i</text:span><text:span text:style-name="T4"> </text:span><text:span text:style-name="T8">=</text:span><text:span text:style-name="T4"> </text:span><text:span text:style-name="T9">0</text:span><text:span text:style-name="T4">; </text:span><text:span text:style-name="T7">i</text:span><text:span text:style-name="T4"> </text:span><text:span text:style-name="T8">&lt;</text:span><text:span text:style-name="T4"> </text:span><text:span text:style-name="T7">m</text:span><text:span text:style-name="T4">; </text:span><text:span text:style-name="T8">++</text:span><text:span text:style-name="T7">i</text:span><text:span text:style-name="T4">)</text:span></text:p>
      <text:p text:style-name="P1"><text:span text:style-name="T7">count</text:span><text:span text:style-name="T4">[</text:span><text:span text:style-name="T7">arr1</text:span><text:span text:style-name="T4">[</text:span><text:span text:style-name="T7">i</text:span><text:span text:style-name="T4">]]</text:span><text:span text:style-name="T8">++</text:span><text:span text:style-name="T4">;</text:span></text:p>
      <text:p text:style-name="P1"><text:span text:style-name="T2">int</text:span><text:span text:style-name="T4"> </text:span><text:span text:style-name="T7">index</text:span><text:span text:style-name="T4"> </text:span><text:span text:style-name="T8">=</text:span><text:span text:style-name="T4"> </text:span><text:span text:style-name="T9">0</text:span><text:span text:style-name="T4">;</text:span></text:p>
      <text:p text:style-name="P1"><text:span text:style-name="T1">for</text:span><text:span text:style-name="T4"> (</text:span><text:span text:style-name="T2">int</text:span><text:span text:style-name="T4"> </text:span><text:span text:style-name="T7">i</text:span><text:span text:style-name="T4"> </text:span><text:span text:style-name="T8">=</text:span><text:span text:style-name="T4"> </text:span><text:span text:style-name="T9">0</text:span><text:span text:style-name="T4">; </text:span><text:span text:style-name="T7">i</text:span><text:span text:style-name="T4"> </text:span><text:span text:style-name="T8">&lt;</text:span><text:span text:style-name="T4"> </text:span><text:span text:style-name="T7">n</text:span><text:span text:style-name="T4">; </text:span><text:span text:style-name="T8">++</text:span><text:span text:style-name="T7">i</text:span><text:span text:style-name="T4">) {</text:span></text:p>
      <text:p text:style-name="P1"><text:span text:style-name="T1">while</text:span><text:span text:style-name="T4"> (</text:span><text:span text:style-name="T7">count</text:span><text:span text:style-name="T4">[</text:span><text:span text:style-name="T7">arr2</text:span><text:span text:style-name="T4">[</text:span><text:span text:style-name="T7">i</text:span><text:span text:style-name="T4">]] </text:span><text:span text:style-name="T8">&gt;</text:span><text:span text:style-name="T4"> </text:span><text:span text:style-name="T9">0</text:span><text:span text:style-name="T4">) {</text:span></text:p>
      <text:p text:style-name="P1"><text:span text:style-name="T7">arr1</text:span><text:span text:style-name="T4">[</text:span><text:span text:style-name="T7">index</text:span><text:span text:style-name="T8">++</text:span><text:span text:style-name="T4">] </text:span><text:span text:style-name="T8">=</text:span><text:span text:style-name="T4"> </text:span><text:span text:style-name="T7">arr2</text:span><text:span text:style-name="T4">[</text:span><text:span text:style-name="T7">i</text:span><text:span text:style-name="T4">];</text:span></text:p>
      <text:p text:style-name="P1"><text:span text:style-name="T7">count</text:span><text:span text:style-name="T4">[</text:span><text:span text:style-name="T7">arr2</text:span><text:span text:style-name="T4">[</text:span><text:span text:style-name="T7">i</text:span><text:span text:style-name="T4">]]</text:span><text:span text:style-name="T8">--</text:span><text:span text:style-name="T4">;</text:span></text:p>
      <text:p text:style-name="P5">}</text:p>
      <text:p text:style-name="P5">}</text:p>
      <text:p text:style-name="P1"><text:span text:style-name="T1">for</text:span><text:span text:style-name="T4"> (</text:span><text:span text:style-name="T2">int</text:span><text:span text:style-name="T4"> </text:span><text:span text:style-name="T7">i</text:span><text:span text:style-name="T4"> </text:span><text:span text:style-name="T8">=</text:span><text:span text:style-name="T4"> </text:span><text:span text:style-name="T9">0</text:span><text:span text:style-name="T4">; </text:span><text:span text:style-name="T7">i</text:span><text:span text:style-name="T4"> </text:span><text:span text:style-name="T8">&lt;=</text:span><text:span text:style-name="T4"> </text:span><text:span text:style-name="T9">1000</text:span><text:span text:style-name="T4">; </text:span><text:span text:style-name="T8">++</text:span><text:span text:style-name="T7">i</text:span><text:span text:style-name="T4">) {</text:span></text:p>
      <text:p text:style-name="P1"><text:span text:style-name="T1">while</text:span><text:span text:style-name="T4"> (</text:span><text:span text:style-name="T7">count</text:span><text:span text:style-name="T4">[</text:span><text:span text:style-name="T7">i</text:span><text:span text:style-name="T4">] </text:span><text:span text:style-name="T8">&gt;</text:span><text:span text:style-name="T4"> </text:span><text:span text:style-name="T9">0</text:span><text:span text:style-name="T4">) {</text:span></text:p>
      <text:p text:style-name="P1"><text:span text:style-name="T7">arr1</text:span><text:span text:style-name="T4">[</text:span><text:span text:style-name="T7">index</text:span><text:span text:style-name="T8">++</text:span><text:span text:style-name="T4">] </text:span><text:span text:style-name="T8">=</text:span><text:span text:style-name="T4"> </text:span><text:span text:style-name="T7">i</text:span><text:span text:style-name="T4">;</text:span></text:p>
      <text:p text:style-name="P1"><text:span text:style-name="T7">count</text:span><text:span text:style-name="T4">[</text:span><text:span text:style-name="T7">i</text:span><text:span text:style-name="T4">]</text:span><text:span text:style-name="T8">--</text:span><text:span text:style-name="T4">;</text:span></text:p>
      <text:p text:style-name="P5">}</text:p>
      <text:p text:style-name="P5">}</text:p>
      <text:p text:style-name="P5">}</text:p>
      <text:p text:style-name="Standard"/>
      <text:p text:style-name="P1"><text:span text:style-name="T2">int</text:span><text:span text:style-name="T4"> </text:span><text:span text:style-name="T6">main</text:span><text:span text:style-name="T4">() {</text:span></text:p>
      <text:p text:style-name="P1"><text:span text:style-name="T2">int</text:span><text:span text:style-name="T4"> </text:span><text:span text:style-name="T7">arr1</text:span><text:span text:style-name="T4">[] </text:span><text:span text:style-name="T8">=</text:span><text:span text:style-name="T4"> {</text:span><text:span text:style-name="T9">2</text:span><text:span text:style-name="T4">, </text:span><text:span text:style-name="T9">3</text:span><text:span text:style-name="T4">, </text:span><text:span text:style-name="T9">1</text:span><text:span text:style-name="T4">, </text:span><text:span text:style-name="T9">3</text:span><text:span text:style-name="T4">, </text:span><text:span text:style-name="T9">2</text:span><text:span text:style-name="T4">, </text:span><text:span text:style-name="T9">4</text:span><text:span text:style-name="T4">, </text:span><text:span text:style-name="T9">6</text:span><text:span text:style-name="T4">, </text:span><text:span text:style-name="T9">7</text:span><text:span text:style-name="T4">, </text:span><text:span text:style-name="T9">9</text:span><text:span text:style-name="T4">, </text:span><text:span text:style-name="T9">2</text:span><text:span text:style-name="T4">, </text:span><text:span text:style-name="T9">19</text:span><text:span text:style-name="T4">};</text:span></text:p>
      <text:p text:style-name="P1"><text:span text:style-name="T2">int</text:span><text:span text:style-name="T4"> </text:span><text:span text:style-name="T7">arr2</text:span><text:span text:style-name="T4">[] </text:span><text:span text:style-name="T8">=</text:span><text:span text:style-name="T4"> {</text:span><text:span text:style-name="T9">2</text:span><text:span text:style-name="T4">, </text:span><text:span text:style-name="T9">1</text:span><text:span text:style-name="T4">, </text:span><text:span text:style-name="T9">4</text:span><text:span text:style-name="T4">, </text:span><text:span text:style-name="T9">3</text:span><text:span text:style-name="T4">, </text:span><text:span text:style-name="T9">9</text:span><text:span text:style-name="T4">, </text:span><text:span text:style-name="T9">6</text:span><text:span text:style-name="T4">};</text:span></text:p>
      <text:p text:style-name="P1"><text:span text:style-name="T2">int</text:span><text:span text:style-name="T4"> </text:span><text:span text:style-name="T7">m</text:span><text:span text:style-name="T4"> </text:span><text:span text:style-name="T8">=</text:span><text:span text:style-name="T4"> </text:span><text:span text:style-name="T2">sizeof</text:span><text:span text:style-name="T4">(</text:span><text:span text:style-name="T7">arr1</text:span><text:span text:style-name="T4">) </text:span><text:span text:style-name="T8">/</text:span><text:span text:style-name="T4"> </text:span><text:span text:style-name="T2">sizeof</text:span><text:span text:style-name="T4">(</text:span><text:span text:style-name="T7">arr1</text:span><text:span text:style-name="T4">[</text:span><text:span text:style-name="T9">0</text:span><text:span text:style-name="T4">]);</text:span></text:p>
      <text:p text:style-name="P1"><text:span text:style-name="T2">int</text:span><text:span text:style-name="T4"> </text:span><text:span text:style-name="T7">n</text:span><text:span text:style-name="T4"> </text:span><text:span text:style-name="T8">=</text:span><text:span text:style-name="T4"> </text:span><text:span text:style-name="T2">sizeof</text:span><text:span text:style-name="T4">(</text:span><text:span text:style-name="T7">arr2</text:span><text:span text:style-name="T4">) </text:span><text:span text:style-name="T8">/</text:span><text:span text:style-name="T4"> </text:span><text:span text:style-name="T2">sizeof</text:span><text:span text:style-name="T4">(</text:span><text:span text:style-name="T7">arr2</text:span><text:span text:style-name="T4">[</text:span><text:span text:style-name="T9">0</text:span><text:span text:style-name="T4">]);</text:span></text:p>
      <text:p text:style-name="P1"><text:span text:style-name="T6">relativeArray</text:span><text:span text:style-name="T4">(</text:span><text:span text:style-name="T7">arr1</text:span><text:span text:style-name="T4">, </text:span><text:span text:style-name="T7">arr2</text:span><text:span text:style-name="T4">, </text:span><text:span text:style-name="T7">m</text:span><text:span text:style-name="T4">, </text:span><text:span text:style-name="T7">n</text:span><text:span text:style-name="T4">);</text:span></text:p>
      <text:p text:style-name="P1"><text:span text:style-name="T7">cout</text:span><text:span text:style-name="T4"> </text:span><text:span text:style-name="T6">&lt;&lt;</text:span><text:span text:style-name="T4"> </text:span><text:span text:style-name="T3">"Output: ["</text:span><text:span text:style-name="T4">;</text:span></text:p>
      <text:p text:style-name="P1"><text:span text:style-name="T1">for</text:span><text:span text:style-name="T4"> (</text:span><text:span text:style-name="T2">int</text:span><text:span text:style-name="T4"> </text:span><text:span text:style-name="T7">i</text:span><text:span text:style-name="T4"> </text:span><text:span text:style-name="T8">=</text:span><text:span text:style-name="T4"> </text:span><text:span text:style-name="T9">0</text:span><text:span text:style-name="T4">; </text:span><text:span text:style-name="T7">i</text:span><text:span text:style-name="T4"> </text:span><text:span text:style-name="T8">&lt;</text:span><text:span text:style-name="T4"> </text:span><text:span text:style-name="T7">m</text:span><text:span text:style-name="T4">; </text:span><text:span text:style-name="T8">++</text:span><text:span text:style-name="T7">i</text:span><text:span text:style-name="T4">) {</text:span></text:p>
      <text:p text:style-name="P1"><text:span text:style-name="T7">cout</text:span><text:span text:style-name="T4"> </text:span><text:span text:style-name="T6">&lt;&lt;</text:span><text:span text:style-name="T4"> </text:span><text:span text:style-name="T7">arr1</text:span><text:span text:style-name="T4">[</text:span><text:span text:style-name="T7">i</text:span><text:span text:style-name="T4">];</text:span></text:p>
      <text:p text:style-name="P1"><text:span text:style-name="T1">if</text:span><text:span text:style-name="T4"> (</text:span><text:span text:style-name="T7">i</text:span><text:span text:style-name="T4"> </text:span><text:span text:style-name="T8">&lt;</text:span><text:span text:style-name="T4"> </text:span><text:span text:style-name="T7">m</text:span><text:span text:style-name="T4"> </text:span><text:span text:style-name="T8">-</text:span><text:span text:style-name="T4"> </text:span><text:span text:style-name="T9">1</text:span><text:span text:style-name="T4">)</text:span></text:p>
      <text:p text:style-name="P1"><text:span text:style-name="T7">cout</text:span><text:span text:style-name="T4"> </text:span><text:span text:style-name="T6">&lt;&lt;</text:span><text:span text:style-name="T4"> </text:span><text:span text:style-name="T3">", "</text:span><text:span text:style-name="T4">;</text:span></text:p>
      <text:p text:style-name="P5">}</text:p>
      <text:p text:style-name="P1"><text:span text:style-name="T7">cout</text:span><text:span text:style-name="T4"> </text:span><text:span text:style-name="T6">&lt;&lt;</text:span><text:span text:style-name="T4"> </text:span><text:span text:style-name="T3">"]"</text:span><text:span text:style-name="T4"> </text:span><text:span text:style-name="T6">&lt;&lt;</text:span><text:span text:style-name="T4"> </text:span><text:span text:style-name="T6">endl</text:span><text:span text:style-name="T4">;</text:span></text:p>
      <text:p text:style-name="P1"><text:span text:style-name="T1">return</text:span><text:span text:style-name="T4"> </text:span><text:span text:style-name="T9">0</text:span><text:span text:style-name="T4">;</text:span></text:p>
      <text:p text:style-name="P5">}</text:p>
      <text:p text:style-name="P2"/>
      <text:p text:style-name="Standard"/>
      <text:p text:style-name="Standard"/>
      <text:p text:style-name="P6">Q2.</text:p>
      <text:p text:style-name="P3"><text:span text:style-name="T1">#include</text:span><text:span text:style-name="T2"> </text:span><text:span text:style-name="T3">&lt;bits/stdc++.h&gt;</text:span></text:p>
      <text:p text:style-name="Standard"><text:soft-page-break/></text:p>
      <text:p text:style-name="P1"><text:span text:style-name="T1">using</text:span><text:span text:style-name="T4"> </text:span><text:span text:style-name="T2">namespace</text:span><text:span text:style-name="T4"> </text:span><text:span text:style-name="T5">std</text:span><text:span text:style-name="T4">;</text:span></text:p>
      <text:p text:style-name="Standard"/>
      <text:p text:style-name="P1"><text:span text:style-name="T2">int</text:span><text:span text:style-name="T4"> </text:span><text:span text:style-name="T6">hIndex</text:span><text:span text:style-name="T4">(</text:span><text:span text:style-name="T2">int</text:span><text:span text:style-name="T4"> </text:span><text:span text:style-name="T7">citations</text:span><text:span text:style-name="T4">[], </text:span><text:span text:style-name="T2">int</text:span><text:span text:style-name="T4"> </text:span><text:span text:style-name="T7">n</text:span><text:span text:style-name="T4">) {</text:span></text:p>
      <text:p text:style-name="P1"><text:span text:style-name="T6">sort</text:span><text:span text:style-name="T4">(</text:span><text:span text:style-name="T7">citations</text:span><text:span text:style-name="T4">, </text:span><text:span text:style-name="T7">citations</text:span><text:span text:style-name="T4"> </text:span><text:span text:style-name="T8">+</text:span><text:span text:style-name="T4"> </text:span><text:span text:style-name="T7">n</text:span><text:span text:style-name="T4">);</text:span></text:p>
      <text:p text:style-name="P1"><text:span text:style-name="T2">int</text:span><text:span text:style-name="T4"> </text:span><text:span text:style-name="T7">h</text:span><text:span text:style-name="T4"> </text:span><text:span text:style-name="T8">=</text:span><text:span text:style-name="T4"> </text:span><text:span text:style-name="T9">0</text:span><text:span text:style-name="T4">;</text:span></text:p>
      <text:p text:style-name="P1"><text:span text:style-name="T1">for</text:span><text:span text:style-name="T4"> (</text:span><text:span text:style-name="T2">int</text:span><text:span text:style-name="T4"> </text:span><text:span text:style-name="T7">i</text:span><text:span text:style-name="T4"> </text:span><text:span text:style-name="T8">=</text:span><text:span text:style-name="T4"> </text:span><text:span text:style-name="T9">0</text:span><text:span text:style-name="T4">; </text:span><text:span text:style-name="T7">i</text:span><text:span text:style-name="T4"> </text:span><text:span text:style-name="T8">&lt;</text:span><text:span text:style-name="T4"> </text:span><text:span text:style-name="T7">n</text:span><text:span text:style-name="T4">; </text:span><text:span text:style-name="T7">i</text:span><text:span text:style-name="T8">++</text:span><text:span text:style-name="T4">) {</text:span></text:p>
      <text:p text:style-name="P1"><text:span text:style-name="T1">if</text:span><text:span text:style-name="T4"> (</text:span><text:span text:style-name="T7">citations</text:span><text:span text:style-name="T4">[</text:span><text:span text:style-name="T7">i</text:span><text:span text:style-name="T4">] </text:span><text:span text:style-name="T8">&gt;=</text:span><text:span text:style-name="T4"> </text:span><text:span text:style-name="T7">h</text:span><text:span text:style-name="T4"> </text:span><text:span text:style-name="T8">+</text:span><text:span text:style-name="T4"> </text:span><text:span text:style-name="T9">1</text:span><text:span text:style-name="T4">) {</text:span></text:p>
      <text:p text:style-name="P1"><text:span text:style-name="T7">h</text:span><text:span text:style-name="T8">++</text:span><text:span text:style-name="T4">;</text:span></text:p>
      <text:p text:style-name="P5">}</text:p>
      <text:p text:style-name="P5">}</text:p>
      <text:p text:style-name="P1"><text:span text:style-name="T1">return</text:span><text:span text:style-name="T4"> </text:span><text:span text:style-name="T7">h</text:span><text:span text:style-name="T4">;</text:span></text:p>
      <text:p text:style-name="P5">}</text:p>
      <text:p text:style-name="P4"/>
      <text:p text:style-name="P1"><text:span text:style-name="T2">int</text:span><text:span text:style-name="T4"> </text:span><text:span text:style-name="T6">main</text:span><text:span text:style-name="T4">() {</text:span></text:p>
      <text:p text:style-name="P1"><text:span text:style-name="T2">int</text:span><text:span text:style-name="T4"> </text:span><text:span text:style-name="T7">citations</text:span><text:span text:style-name="T4">[] </text:span><text:span text:style-name="T8">=</text:span><text:span text:style-name="T4"> {</text:span><text:span text:style-name="T9">4</text:span><text:span text:style-name="T4">, </text:span><text:span text:style-name="T9">0</text:span><text:span text:style-name="T4">, </text:span><text:span text:style-name="T9">7</text:span><text:span text:style-name="T4">, </text:span><text:span text:style-name="T9">5</text:span><text:span text:style-name="T4">, </text:span><text:span text:style-name="T9">4</text:span><text:span text:style-name="T4">};</text:span></text:p>
      <text:p text:style-name="P1"><text:span text:style-name="T2">int</text:span><text:span text:style-name="T4"> </text:span><text:span text:style-name="T7">n</text:span><text:span text:style-name="T4"> </text:span><text:span text:style-name="T8">=</text:span><text:span text:style-name="T4"> </text:span><text:span text:style-name="T2">sizeof</text:span><text:span text:style-name="T4">(</text:span><text:span text:style-name="T7">citations</text:span><text:span text:style-name="T4">) </text:span><text:span text:style-name="T8">/</text:span><text:span text:style-name="T4"> </text:span><text:span text:style-name="T2">sizeof</text:span><text:span text:style-name="T4">(</text:span><text:span text:style-name="T7">citations</text:span><text:span text:style-name="T4">[</text:span><text:span text:style-name="T9">0</text:span><text:span text:style-name="T4">]); </text:span></text:p>
      <text:p text:style-name="P1"><text:span text:style-name="T7">cout</text:span><text:span text:style-name="T4"> </text:span><text:span text:style-name="T6">&lt;&lt;</text:span><text:span text:style-name="T4"> </text:span><text:span text:style-name="T3">"Output: "</text:span><text:span text:style-name="T4"> </text:span><text:span text:style-name="T6">&lt;&lt;</text:span><text:span text:style-name="T4"> </text:span><text:span text:style-name="T6">hIndex</text:span><text:span text:style-name="T4">(</text:span><text:span text:style-name="T7">citations</text:span><text:span text:style-name="T4">, </text:span><text:span text:style-name="T7">n</text:span><text:span text:style-name="T4">) </text:span><text:span text:style-name="T6">&lt;&lt;</text:span><text:span text:style-name="T4"> </text:span><text:span text:style-name="T6">endl</text:span><text:span text:style-name="T4">; </text:span></text:p>
      <text:p text:style-name="P1"><text:span text:style-name="T1">return</text:span><text:span text:style-name="T4"> </text:span><text:span text:style-name="T9">0</text:span><text:span text:style-name="T4">;</text:span></text:p>
      <text:p text:style-name="P5">}</text:p>
      <text:p text:style-name="P2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5:34:41.678453874</meta:creation-date>
    <dc:date>2024-02-08T15:35:25.970668187</dc:date>
    <meta:editing-duration>PT44S</meta:editing-duration>
    <meta:editing-cycles>1</meta:editing-cycles>
    <meta:document-statistic meta:table-count="0" meta:image-count="0" meta:object-count="0" meta:page-count="2" meta:paragraph-count="59" meta:word-count="245" meta:character-count="1100" meta:non-whitespace-character-count="914"/>
    <meta:generator>LibreOffice/7.6.4.1$Linux_X86_64 LibreOffice_project/60$Build-1</meta:generator>
  </office:meta>
</office:document-meta>
</file>